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36pt"/>
    </style:style>
    <style:style style:name="co3" style:family="table-column">
      <style:table-column-properties fo:break-before="auto" style:column-width="189.95pt"/>
    </style:style>
    <style:style style:name="co4" style:family="table-column">
      <style:table-column-properties fo:break-before="auto" style:column-width="206.9pt"/>
    </style:style>
    <style:style style:name="co5" style:family="table-column">
      <style:table-column-properties fo:break-before="auto" style:column-width="100.06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103.89pt"/>
    </style:style>
    <style:style style:name="co8" style:family="table-column">
      <style:table-column-properties fo:break-before="auto" style:column-width="96.8pt"/>
    </style:style>
    <style:style style:name="co9" style:family="table-column">
      <style:table-column-properties fo:break-before="auto" style:column-width="188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16pt" fo:break-before="auto" style:use-optimal-row-height="fals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d8f0"/>
    </style:style>
    <style:style style:name="ce2" style:family="table-cell" style:parent-style-name="Default">
      <style:table-cell-properties fo:background-color="#3dd8f0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1.5pt solid #000000" fo:background-color="#3dd8f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1.5pt solid #000000" fo:background-color="#3dd8f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me P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gistration P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got Password P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firmation Page</text:p>
          </table:table-cell>
        </table:table-row>
      </table:table>
      <table:table table:name="Sheet2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UMKC CS 5551 Advanced Software Engineering – <text:s/>Group Project – Team 3</text:p>
          </table:table-cell>
          <table:covered-table-cell table:number-columns-repeated="9"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Test Cases</text:p>
          </table:table-cell>
          <table:covered-table-cell table:number-columns-repeated="9" table:style-name="ce1"/>
          <table:table-cell table:number-columns-repeated="2"/>
        </table:table-row>
        <table:table-row table:style-name="ro2">
          <table:table-cell table:style-name="ce3" office:value-type="string" calcext:value-type="string">
            <text:p>Test Number</text:p>
          </table:table-cell>
          <table:table-cell table:style-name="ce3" office:value-type="string" calcext:value-type="string">
            <text:p>Requirement Being Tested</text:p>
          </table:table-cell>
          <table:table-cell table:style-name="ce3" office:value-type="string" calcext:value-type="string">
            <text:p>Test Description</text:p>
          </table:table-cell>
          <table:table-cell table:style-name="ce3" office:value-type="string" calcext:value-type="string">
            <text:p>Expected Results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Prerequisites</text:p>
          </table:table-cell>
          <table:table-cell table:style-name="ce3" office:value-type="string" calcext:value-type="string">
            <text:p>Results</text:p>
          </table:table-cell>
          <table:table-cell table:style-name="ce3" office:value-type="string" calcext:value-type="string">
            <text:p>Date Tested</text:p>
          </table:table-cell>
          <table:table-cell table:style-name="ce9" office:value-type="string" calcext:value-type="string">
            <text:p>Comments</text:p>
          </table:table-cell>
          <table:table-cell table:style-name="ce10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 Registration</text:p>
          </table:table-cell>
          <table:table-cell office:value-type="string" calcext:value-type="string">
            <text:p>Cannot Login, User not registered</text:p>
          </table:table-cell>
          <table:table-cell table:number-columns-repeated="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valid Password</text:p>
          </table:table-cell>
          <table:table-cell office:value-type="string" calcext:value-type="string">
            <text:p>Invalid Password message</text:p>
          </table:table-cell>
          <table:table-cell table:number-columns-repeated="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alid Password, Registered User</text:p>
          </table:table-cell>
          <table:table-cell office:value-type="string" calcext:value-type="string">
            <text:p>Send to Home screen</text:p>
          </table:table-cell>
          <table:table-cell table:number-columns-repeated="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Enter Password &lt; 8 Characters</text:p>
          </table:table-cell>
          <table:table-cell office:value-type="string" calcext:value-type="string">
            <text:p>password must be at least 8 charachers</text:p>
          </table:table-cell>
          <table:table-cell table:number-columns-repeated="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valid Email Address</text:p>
          </table:table-cell>
          <table:table-cell office:value-type="string" calcext:value-type="string">
            <text:p>email must be a valid email address message</text:p>
          </table:table-cell>
          <table:table-cell table:number-columns-repeated="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Do not Select Female or Male </text:p>
          </table:table-cell>
          <table:table-cell office:value-type="string" calcext:value-type="string">
            <text:p>Unable to click register button</text:p>
          </table:table-cell>
          <table:table-cell table:number-columns-repeated="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string" calcext:value-type="string">
            <text:p>Register</text:p>
          </table:table-cell>
          <table:table-cell table:style-name="ce8" office:value-type="string" calcext:value-type="string">
            <text:p>Provide Valid Data on Form</text:p>
          </table:table-cell>
          <table:table-cell table:style-name="Default" office:value-type="string" calcext:value-type="string">
            <text:p>Send to confirm email address screen</text:p>
          </table:table-cell>
          <table:table-cell table:number-columns-repeated="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string" calcext:value-type="string">
            <text:p>Register</text:p>
          </table:table-cell>
          <table:table-cell table:style-name="ce8" office:value-type="string" calcext:value-type="string">
            <text:p>Register Email Address already Registerd</text:p>
          </table:table-cell>
          <table:table-cell office:value-type="string" calcext:value-type="string">
            <text:p>Message email address is already registered</text:p>
          </table:table-cell>
          <table:table-cell table:number-columns-repeated="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string" calcext:value-type="string">
            <text:p>Confirm Email Address</text:p>
          </table:table-cell>
          <table:table-cell office:value-type="string" calcext:value-type="string">
            <text:p>enter invalid confirmation number</text:p>
          </table:table-cell>
          <table:table-cell office:value-type="string" calcext:value-type="string">
            <text:p>Message confirmation number is invalid</text:p>
          </table:table-cell>
          <table:table-cell table:number-columns-repeated="8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string" calcext:value-type="string">
            <text:p>Confirm Email Address</text:p>
          </table:table-cell>
          <table:table-cell office:value-type="string" calcext:value-type="string">
            <text:p>enter valid confirmation number</text:p>
          </table:table-cell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Click Exercise Tab</text:p>
          </table:table-cell>
          <table:table-cell/>
          <table:table-cell office:value-type="string" calcext:value-type="string">
            <text:p>Send to Exercise Tab</text:p>
          </table:table-cell>
          <table:table-cell table:number-columns-repeated="8"/>
        </table:table-row>
        <table:table-row table:style-name="ro3">
          <table:table-cell table:formula="of:=[.A14]+1" office:value-type="float" office:value="12" calcext:value-type="float">
            <text:p>12</text:p>
          </table:table-cell>
          <table:table-cell table:style-name="ce7" office:value-type="string" calcext:value-type="string">
            <text:p>Navigate to Exercise Tab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string" calcext:value-type="string">
            <text:p>Click Food Tab</text:p>
          </table:table-cell>
          <table:table-cell/>
          <table:table-cell office:value-type="string" calcext:value-type="string">
            <text:p>Send to Food Tab</text:p>
          </table:table-cell>
          <table:table-cell table:number-columns-repeated="8"/>
        </table:table-row>
        <table:table-row table:style-name="ro3">
          <table:table-cell table:formula="of:=[.A16]+1" office:value-type="float" office:value="14" calcext:value-type="float">
            <text:p>14</text:p>
          </table:table-cell>
          <table:table-cell table:style-name="ce7" office:value-type="string" calcext:value-type="string">
            <text:p>Navigate to Food Tab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string" calcext:value-type="string">
            <text:p>Click Home Tab</text:p>
          </table:table-cell>
          <table:table-cell/>
          <table:table-cell office:value-type="string" calcext:value-type="string">
            <text:p>Send to Home Tab</text:p>
          </table:table-cell>
          <table:table-cell table:number-columns-repeated="8"/>
        </table:table-row>
        <table:table-row table:style-name="ro3">
          <table:table-cell table:formula="of:=[.A18]+1" office:value-type="float" office:value="16" calcext:value-type="float">
            <text:p>16</text:p>
          </table:table-cell>
          <table:table-cell table:style-name="ce7" office:value-type="string" calcext:value-type="string">
            <text:p>Navigate to Home Tab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string" calcext:value-type="string">
            <text:p>View User Profile Screen</text:p>
          </table:table-cell>
          <table:table-cell/>
          <table:table-cell office:value-type="string" calcext:value-type="string">
            <text:p>Send to User profile Screen</text:p>
          </table:table-cell>
          <table:table-cell table:number-columns-repeated="8"/>
        </table:table-row>
        <table:table-row table:style-name="ro3">
          <table:table-cell table:formula="of:=[.A20]+1" office:value-type="float" office:value="18" calcext:value-type="float">
            <text:p>18</text:p>
          </table:table-cell>
          <table:table-cell table:style-name="ce7" office:value-type="string" calcext:value-type="string">
            <text:p>Navigate to User Profile Screen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Height to positive number</text:p>
          </table:table-cell>
          <table:table-cell office:value-type="string" calcext:value-type="string">
            <text:p>Valid – no message</text:p>
          </table:table-cell>
          <table:table-cell table:number-columns-repeated="8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Height to negative number</text:p>
          </table:table-cell>
          <table:table-cell office:value-type="string" calcext:value-type="string">
            <text:p>message height must be &gt; 0</text:p>
          </table:table-cell>
          <table:table-cell table:number-columns-repeated="8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Weight to positive number</text:p>
          </table:table-cell>
          <table:table-cell office:value-type="string" calcext:value-type="string">
            <text:p>Valid – no message</text:p>
          </table:table-cell>
          <table:table-cell table:number-columns-repeated="8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Weight to negative number</text:p>
          </table:table-cell>
          <table:table-cell office:value-type="string" calcext:value-type="string">
            <text:p>message weight must be &gt; 0</text:p>
          </table:table-cell>
          <table:table-cell table:number-columns-repeated="8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DOB</text:p>
          </table:table-cell>
          <table:table-cell table:number-columns-repeated="9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Sex</text:p>
          </table:table-cell>
          <table:table-cell table:number-columns-repeated="9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office:value-type="string" calcext:value-type="string">
            <text:p>Update User Profile Information</text:p>
          </table:table-cell>
          <table:table-cell office:value-type="string" calcext:value-type="string">
            <text:p>Change Name</text:p>
          </table:table-cell>
          <table:table-cell table:number-columns-repeated="9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office:value-type="string" calcext:value-type="string">
            <text:p>User Allergies</text:p>
          </table:table-cell>
          <table:table-cell office:value-type="string" calcext:value-type="string">
            <text:p>Add allergy</text:p>
          </table:table-cell>
          <table:table-cell table:number-columns-repeated="9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office:value-type="string" calcext:value-type="string">
            <text:p>User Allergies</text:p>
          </table:table-cell>
          <table:table-cell office:value-type="string" calcext:value-type="string">
            <text:p>Delete allergy</text:p>
          </table:table-cell>
          <table:table-cell table:number-columns-repeated="9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Add Entry with valid Data</text:p>
          </table:table-cell>
          <table:table-cell table:number-columns-repeated="9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Add Entry with missing values</text:p>
          </table:table-cell>
          <table:table-cell office:value-type="string" calcext:value-type="string">
            <text:p>message values missing/ do not permit save</text:p>
          </table:table-cell>
          <table:table-cell table:number-columns-repeated="8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Add Entry with negative Calories</text:p>
          </table:table-cell>
          <table:table-cell office:value-type="string" calcext:value-type="string">
            <text:p>message calories must be &gt; 0</text:p>
          </table:table-cell>
          <table:table-cell table:number-columns-repeated="8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Add Entry with negative Servings</text:p>
          </table:table-cell>
          <table:table-cell office:value-type="string" calcext:value-type="string">
            <text:p>message servings must be &gt; 0</text:p>
          </table:table-cell>
          <table:table-cell table:number-columns-repeated="8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Delete Entry</text:p>
          </table:table-cell>
          <table:table-cell table:number-columns-repeated="9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Update Calories to Positive number</text:p>
          </table:table-cell>
          <table:table-cell table:number-columns-repeated="9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Update Calories to Negative number</text:p>
          </table:table-cell>
          <table:table-cell office:value-type="string" calcext:value-type="string">
            <text:p>message calories must be &gt; 0</text:p>
          </table:table-cell>
          <table:table-cell table:number-columns-repeated="8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Update Servings to Positive number</text:p>
          </table:table-cell>
          <table:table-cell table:number-columns-repeated="9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Update Servings to Negative number</text:p>
          </table:table-cell>
          <table:table-cell office:value-type="string" calcext:value-type="string">
            <text:p>message servings must be &gt; 0</text:p>
          </table:table-cell>
          <table:table-cell table:number-columns-repeated="8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View Food Entries for prior Date</text:p>
          </table:table-cell>
          <table:table-cell office:value-type="string" calcext:value-type="string">
            <text:p>update screen with prior date entries</text:p>
          </table:table-cell>
          <table:table-cell table:number-columns-repeated="8"/>
        </table:table-row>
        <table:table-row table:style-name="ro3">
          <table:table-cell table:formula="of:=[.A40]+1" office:value-type="float" office:value="38" calcext:value-type="float">
            <text:p>38</text:p>
          </table:table-cell>
          <table:table-cell office:value-type="string" calcext:value-type="string">
            <text:p>User – Date Food Entry</text:p>
          </table:table-cell>
          <table:table-cell office:value-type="string" calcext:value-type="string">
            <text:p>View Food Entries for future Date</text:p>
          </table:table-cell>
          <table:table-cell table:style-name="ce7" office:value-type="string" calcext:value-type="string">
            <text:p>update screen with next date entries, if not in future.</text:p>
          </table:table-cell>
          <table:table-cell table:number-columns-repeated="8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string" calcext:value-type="string">
            <text:p>Navigate to Weight Entry Screen</text:p>
          </table:table-cell>
          <table:table-cell/>
          <table:table-cell office:value-type="string" calcext:value-type="string">
            <text:p>Send to Weight Entry screen</text:p>
          </table:table-cell>
          <table:table-cell table:number-columns-repeated="8"/>
        </table:table-row>
        <table:table-row table:style-name="ro3">
          <table:table-cell table:formula="of:=[.A42]+1" office:value-type="float" office:value="40" calcext:value-type="float">
            <text:p>40</text:p>
          </table:table-cell>
          <table:table-cell table:style-name="ce7" office:value-type="string" calcext:value-type="string">
            <text:p>Navigate to Weight Entry Screen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Add Entry with valid Data</text:p>
          </table:table-cell>
          <table:table-cell table:number-columns-repeated="9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Delete Entry</text:p>
          </table:table-cell>
          <table:table-cell table:number-columns-repeated="9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Update Weight to Negative Number</text:p>
          </table:table-cell>
          <table:table-cell table:number-columns-repeated="9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Update Weight to Positive Number</text:p>
          </table:table-cell>
          <table:table-cell table:number-columns-repeated="9"/>
        </table:table-row>
        <table:table-row table:style-name="ro3">
          <table:table-cell table:formula="of:=[.A47]+1" office:value-type="float" office:value="45" calcext:value-type="float">
            <text:p>45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Change Date on Weight Entry to match date on other Entry</text:p>
          </table:table-cell>
          <table:table-cell table:style-name="ce7" office:value-type="string" calcext:value-type="string">
            <text:p>permitted, can have multiple weight entries for same day.</text:p>
          </table:table-cell>
          <table:table-cell table:number-columns-repeated="8"/>
        </table:table-row>
        <table:table-row table:style-name="ro4">
          <table:table-cell table:formula="of:=[.A48]+1" office:value-type="float" office:value="46" calcext:value-type="float">
            <text:p>46</text:p>
          </table:table-cell>
          <table:table-cell office:value-type="string" calcext:value-type="string">
            <text:p>User – Date Weight Entry</text:p>
          </table:table-cell>
          <table:table-cell office:value-type="string" calcext:value-type="string">
            <text:p>Change Date on Weight Entry to a date that does not match any other dates for weight Entry</text:p>
          </table:table-cell>
          <table:table-cell office:value-type="string" calcext:value-type="string">
            <text:p>permitted.</text:p>
          </table:table-cell>
          <table:table-cell table:number-columns-repeated="8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Add Entry with valid Data</text:p>
          </table:table-cell>
          <table:table-cell table:number-columns-repeated="9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Add Entry with zero reps</text:p>
          </table:table-cell>
          <table:table-cell office:value-type="string" calcext:value-type="string">
            <text:p>message reps must be &gt; 0</text:p>
          </table:table-cell>
          <table:table-cell table:number-columns-repeated="8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Add Entry with negative Calories</text:p>
          </table:table-cell>
          <table:table-cell office:value-type="string" calcext:value-type="string">
            <text:p>message calories must be &gt; 0</text:p>
          </table:table-cell>
          <table:table-cell table:number-columns-repeated="8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Add Entry with negative Reps</text:p>
          </table:table-cell>
          <table:table-cell office:value-type="string" calcext:value-type="string">
            <text:p>message reps must be &gt; 0</text:p>
          </table:table-cell>
          <table:table-cell table:number-columns-repeated="8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Add Entry with missing values</text:p>
          </table:table-cell>
          <table:table-cell office:value-type="string" calcext:value-type="string">
            <text:p>message values missing/ do not permit save</text:p>
          </table:table-cell>
          <table:table-cell table:number-columns-repeated="8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Delete Entry</text:p>
          </table:table-cell>
          <table:table-cell table:number-columns-repeated="9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Time on Entry</text:p>
          </table:table-cell>
          <table:table-cell table:number-columns-repeated="9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Reps to Positive Number</text:p>
          </table:table-cell>
          <table:table-cell table:number-columns-repeated="9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Reps to Negative Number</text:p>
          </table:table-cell>
          <table:table-cell office:value-type="string" calcext:value-type="string">
            <text:p>message reps must be &gt; 0</text:p>
          </table:table-cell>
          <table:table-cell table:number-columns-repeated="8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Reps to Zero</text:p>
          </table:table-cell>
          <table:table-cell office:value-type="string" calcext:value-type="string">
            <text:p>message reps must be &gt; 0</text:p>
          </table:table-cell>
          <table:table-cell table:number-columns-repeated="8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Calories to Positive Number</text:p>
          </table:table-cell>
          <table:table-cell table:number-columns-repeated="9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Calories to Negative Number</text:p>
          </table:table-cell>
          <table:table-cell office:value-type="string" calcext:value-type="string">
            <text:p>message calories must be &gt; 0</text:p>
          </table:table-cell>
          <table:table-cell table:number-columns-repeated="8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Name of Exercise</text:p>
          </table:table-cell>
          <table:table-cell table:number-columns-repeated="9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office:value-type="string" calcext:value-type="string">
            <text:p>User-- Exercise Entry</text:p>
          </table:table-cell>
          <table:table-cell office:value-type="string" calcext:value-type="string">
            <text:p>Change Name of Exercise to Blank/Null</text:p>
          </table:table-cell>
          <table:table-cell office:value-type="string" calcext:value-type="string">
            <text:p>message name cannot be blank</text:p>
          </table:table-cell>
          <table:table-cell table:number-columns-repeated="8"/>
        </table:table-row>
        <table:table-row table:style-name="ro3">
          <table:table-cell table:formula="of:=[.A63]+1" office:value-type="float" office:value="61" calcext:value-type="float">
            <text:p>61</text:p>
          </table:table-cell>
          <table:table-cell table:style-name="ce7" office:value-type="string" calcext:value-type="string">
            <text:p>Navigate to User – Personal Food Choices</text:p>
          </table:table-cell>
          <table:table-cell table:number-columns-repeated="10"/>
        </table:table-row>
        <table:table-row table:style-name="ro3">
          <table:table-cell table:formula="of:=[.A64]+1" office:value-type="float" office:value="62" calcext:value-type="float">
            <text:p>62</text:p>
          </table:table-cell>
          <table:table-cell table:style-name="ce7" office:value-type="string" calcext:value-type="string">
            <text:p>Navigate to User – Personal Food Choices without logging in</text:p>
          </table:table-cell>
          <table:table-cell/>
          <table:table-cell office:value-type="string" calcext:value-type="string">
            <text:p>Send to login Screen</text:p>
          </table:table-cell>
          <table:table-cell table:number-columns-repeated="8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Add Entry with valid Data</text:p>
          </table:table-cell>
          <table:table-cell table:number-columns-repeated="9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Add Entry with missing values</text:p>
          </table:table-cell>
          <table:table-cell table:number-columns-repeated="9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Delete Entry</text:p>
          </table:table-cell>
          <table:table-cell table:number-columns-repeated="9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Change Name</text:p>
          </table:table-cell>
          <table:table-cell table:number-columns-repeated="9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Change Calories to Negative Number</text:p>
          </table:table-cell>
          <table:table-cell table:number-columns-repeated="9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table:style-name="ce7" office:value-type="string" calcext:value-type="string">
            <text:p>User – Personal Food Choices</text:p>
          </table:table-cell>
          <table:table-cell office:value-type="string" calcext:value-type="string">
            <text:p>Change Calories to Positive Number</text:p>
          </table:table-cell>
          <table:table-cell table:number-columns-repeated="9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style-name="ce7" office:value-type="string" calcext:value-type="string">
            <text:p>User – Personal Exercise Choices</text:p>
          </table:table-cell>
          <table:table-cell office:value-type="string" calcext:value-type="string">
            <text:p>Add Entry with valid Data</text:p>
          </table:table-cell>
          <table:table-cell table:number-columns-repeated="9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style-name="ce7" office:value-type="string" calcext:value-type="string">
            <text:p>User – Personal Exercise Choices</text:p>
          </table:table-cell>
          <table:table-cell office:value-type="string" calcext:value-type="string">
            <text:p>Add Entry with missing values</text:p>
          </table:table-cell>
          <table:table-cell office:value-type="string" calcext:value-type="string">
            <text:p>message values missing/ do not permit save</text:p>
          </table:table-cell>
          <table:table-cell table:number-columns-repeated="8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style-name="ce7" office:value-type="string" calcext:value-type="string">
            <text:p>User – Personal Exercise Choices</text:p>
          </table:table-cell>
          <table:table-cell office:value-type="string" calcext:value-type="string">
            <text:p>Change Name</text:p>
          </table:table-cell>
          <table:table-cell table:number-columns-repeated="9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style-name="ce7" office:value-type="string" calcext:value-type="string">
            <text:p>User – Personal Exercise Choices</text:p>
          </table:table-cell>
          <table:table-cell office:value-type="string" calcext:value-type="string">
            <text:p>Change Name of Exercise to Blank/Null</text:p>
          </table:table-cell>
          <table:table-cell office:value-type="string" calcext:value-type="string">
            <text:p>message name cannot be blank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ce7"/>
          <table:table-cell table:number-columns-repeated="10"/>
        </table:table-row>
        <table:table-row table:style-name="ro1" table:number-rows-repeated="35">
          <table:table-cell table:style-name="ce5"/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5"/>
          <table:table-cell table:style-name="Default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7:39:02.087000000</meta:creation-date>
    <dc:date>2020-03-02T19:10:26.983000000</dc:date>
    <meta:editing-duration>PT12M40S</meta:editing-duration>
    <meta:editing-cycles>2</meta:editing-cycles>
    <meta:generator>LibreOffice/6.2.7.1$Windows_X86_64 LibreOffice_project/23edc44b61b830b7d749943e020e96f5a7df63bf</meta:generator>
    <meta:document-statistic meta:table-count="2" meta:cell-count="264" meta:object-count="0"/>
  </office:meta>
</office:document-meta>
</file>